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2.2728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2.2516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eate" table:style-name="ta1">
        <table:shapes>
          <draw:frame draw:z-index="0" draw:style-name="gr1" draw:text-style-name="P1" svg:width="8.748in" svg:height="4.9205in" svg:x="0.5886in" svg:y="3.9646in">
            <draw:object draw:notify-on-update-of-ranges="create.A3:create.A3 create.A4:create.A14 create.B3:create.B3 create.B4:create.B14 create.C3:create.C3 create.C4:create.C14 create.D3:create.D3 create.D4:create.D14 create.E3:create.E3 create.E4:create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_threads = 8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ile size (MB)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native parallel_grep</text:p>
          </table:table-cell>
          <table:table-cell office:value-type="string" calcext:value-type="string">
            <text:p>wasmtime parallel_grep</text:p>
          </table:table-cell>
          <table:table-cell office:value-type="string" calcext:value-type="string">
            <text:p>wamr parallel_grep</text:p>
          </table:table-cell>
          <table:table-cell/>
          <table:table-cell table:style-name="ce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28" calcext:value-type="float">
            <text:p>0.028</text:p>
          </table:table-cell>
          <table:table-cell office:value-type="float" office:value="0.109" calcext:value-type="float">
            <text:p>0.10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x</text:p>
          </table:table-cell>
          <table:table-cell office:value-type="float" office:value="0.088" calcext:value-type="float">
            <text:p>0.088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x</text:p>
          </table:table-cell>
          <table:table-cell office:value-type="float" office:value="0.881" calcext:value-type="float">
            <text:p>0.881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139" calcext:value-type="float">
            <text:p>0.139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x</text:p>
          </table:table-cell>
          <table:table-cell office:value-type="float" office:value="1.773" calcext:value-type="float">
            <text:p>1.773</text:p>
          </table:table-cell>
          <table:table-cell table:number-columns-repeated="2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223" calcext:value-type="float">
            <text:p>0.223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x</text:p>
          </table:table-cell>
          <table:table-cell office:value-type="float" office:value="7.191" calcext:value-type="float">
            <text:p>7.191</text:p>
          </table:table-cell>
          <table:table-cell table:number-columns-repeated="2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x</text:p>
          </table:table-cell>
          <table:table-cell office:value-type="float" office:value="14.879" calcext:value-type="float">
            <text:p>14.879</text:p>
          </table:table-cell>
          <table:table-cell table:number-columns-repeated="2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0.235" calcext:value-type="float">
            <text:p>0.235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x</text:p>
          </table:table-cell>
          <table:table-cell office:value-type="float" office:value="22.546" calcext:value-type="float">
            <text:p>22.546</text:p>
          </table:table-cell>
          <table:table-cell table:number-columns-repeated="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233" calcext:value-type="float">
            <text:p>0.233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0.222" calcext:value-type="float">
            <text:p>0.222</text:p>
          </table:table-cell>
          <table:table-cell office:value-type="float" office:value="1.331" calcext:value-type="float">
            <text:p>1.33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6594" calcext:value-type="float">
            <text:p>6594</text:p>
          </table:table-cell>
          <table:table-cell office:value-type="float" office:value="0.244" calcext:value-type="float">
            <text:p>0.244</text:p>
          </table:table-cell>
          <table:table-cell office:value-type="float" office:value="1.902" calcext:value-type="float">
            <text:p>1.90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3" table:number-rows-repeated="3">
          <table:table-cell table:style-name="ce2" table:number-columns-repeated="7"/>
        </table:table-row>
        <table:table-row table:style-name="ro3">
          <table:table-cell table:style-name="ce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8:03:34.533512429</meta:creation-date>
    <meta:editing-duration>P2DT17H40M58S</meta:editing-duration>
    <meta:editing-cycles>7</meta:editing-cycles>
    <meta:generator>LibreOffice/7.3.7.2$Linux_X86_64 LibreOffice_project/30$Build-2</meta:generator>
    <dc:date>2023-10-02T09:25:18.410353376</dc:date>
    <meta:document-statistic meta:table-count="1" meta:cell-count="6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21cm" svg:height="12.499cm" xlink:href=".." xlink:type="simple" chart:class="chart:line" chart:style-name="ch1">
        <chart:title svg:x="8.95cm" svg:y="0.385cm" chart:style-name="ch2">
          <text:p>grep vs parallel_grep</text:p>
        </chart:title>
        <chart:legend chart:legend-position="end" svg:x="17.279cm" svg:y="5.203cm" style:legend-expansion="high" chart:style-name="ch3"/>
        <chart:plot-area chart:style-name="ch4" table:cell-range-address="create.A3:create.E14" chart:data-source-has-labels="both" svg:x="1.455cm" svg:y="1.413cm" svg:width="15.38cm" svg:height="9.856cm">
          <chart:coordinate-region svg:x="2.076cm" svg:y="1.612cm" svg:width="14.387cm" svg:height="9.01cm"/>
          <chart:axis chart:dimension="x" chart:name="primary-x" chart:style-name="ch5" chartooo:axis-type="auto">
            <chartooo:date-scale/>
            <chart:title svg:x="8.162cm" svg:y="11.518cm" chart:style-name="ch6">
              <text:p>file size (MB)</text:p>
            </chart:title>
            <chart:categories table:cell-range-address="create.A4:create.A14"/>
          </chart:axis>
          <chart:axis chart:dimension="y" chart:name="primary-y" chart:style-name="ch5">
            <chart:title svg:x="0.451cm" svg:y="6.888cm" chart:style-name="ch7">
              <text:p>time(s)</text:p>
            </chart:title>
            <chart:grid chart:style-name="ch8" chart:class="major"/>
          </chart:axis>
          <chart:series chart:style-name="ch9" chart:values-cell-range-address="create.B4:create.B14" chart:label-cell-address="create.B3:create.B3" chart:class="chart:line">
            <chart:data-point chart:repeated="11"/>
          </chart:series>
          <chart:series chart:style-name="ch10" chart:values-cell-range-address="create.C4:create.C14" chart:label-cell-address="create.C3:create.C3" chart:class="chart:line">
            <chart:data-point chart:repeated="11"/>
          </chart:series>
          <chart:series chart:style-name="ch11" chart:values-cell-range-address="create.D4:create.D14" chart:label-cell-address="create.D3:create.D3" chart:class="chart:line">
            <chart:data-point chart:repeated="11"/>
          </chart:series>
          <chart:series chart:style-name="ch12" chart:values-cell-range-address="create.E4:create.E14" chart:label-cell-address="create.E3:create.E3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p</text:p>
                <draw:g>
                  <svg:desc>create.B3:create.B3</svg:desc>
                </draw:g>
              </table:table-cell>
              <table:table-cell office:value-type="string">
                <text:p>native parallel_grep</text:p>
                <draw:g>
                  <svg:desc>create.C3:create.C3</svg:desc>
                </draw:g>
              </table:table-cell>
              <table:table-cell office:value-type="string">
                <text:p>wasmtime parallel_grep</text:p>
                <draw:g>
                  <svg:desc>create.D3:create.D3</svg:desc>
                </draw:g>
              </table:table-cell>
              <table:table-cell office:value-type="string">
                <text:p>wamr parallel_grep</text:p>
                <draw:g>
                  <svg:desc>create.E3:create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reate.A4:create.A14</svg:desc>
                </draw:g>
              </table:table-cell>
              <table:table-cell office:value-type="float" office:value="0.005">
                <text:p>0.005</text:p>
                <draw:g>
                  <svg:desc>create.B4:create.B14</svg:desc>
                </draw:g>
              </table:table-cell>
              <table:table-cell office:value-type="float" office:value="0.004">
                <text:p>0.004</text:p>
                <draw:g>
                  <svg:desc>create.C4:create.C14</svg:desc>
                </draw:g>
              </table:table-cell>
              <table:table-cell office:value-type="float" office:value="0.022">
                <text:p>0.022</text:p>
                <draw:g>
                  <svg:desc>create.D4:create.D14</svg:desc>
                </draw:g>
              </table:table-cell>
              <table:table-cell office:value-type="float" office:value="0.066">
                <text:p>0.066</text:p>
                <draw:g>
                  <svg:desc>create.E4:create.E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28">
                <text:p>0.028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83">
                <text:p>0.083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39">
                <text:p>0.13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223">
                <text:p>0.223</text:p>
              </table:table-cell>
              <table:table-cell office:value-type="float" office:value="0.156">
                <text:p>0.156</text:p>
              </table:table-cell>
              <table:table-cell office:value-type="float" office:value="NaN">
                <text:p>NaN</text:p>
              </table:table-cell>
              <table:table-cell office:value-type="float" office:value="7.191">
                <text:p>7.1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27">
                <text:p>0.227</text:p>
              </table:table-cell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14.879">
                <text:p>14.879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235">
                <text:p>0.235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22.546">
                <text:p>22.54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233">
                <text:p>0.233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222">
                <text:p>0.222</text:p>
              </table:table-cell>
              <table:table-cell office:value-type="float" office:value="1.331">
                <text:p>1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94">
                <text:p>6594</text:p>
              </table:table-cell>
              <table:table-cell office:value-type="float" office:value="0.244">
                <text:p>0.244</text:p>
              </table:table-cell>
              <table:table-cell office:value-type="float" office:value="1.902">
                <text:p>1.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